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82cm" fo:min-width="3.3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3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3.3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952cm" fo:min-width="3.3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3.39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5cm" svg:height="1.6cm" svg:x="7.9cm" svg:y="6.1cm">
          <text:p text:style-name="P1">Contrata consul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8cm" svg:height="1cm" svg:x="1.2cm" svg:y="11cm">
          <text:p text:style-name="P1">Client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8cm" svg:height="1.1cm" svg:x="16cm" svg:y="11cm">
          <text:p text:style-name="P1">Nutricionista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4cm" svg:y1="11.5cm" svg:x2="7.9cm" svg:y2="6.9cm" draw:start-shape="id1" draw:start-glue-point="1" draw:end-shape="id2" draw:end-glue-point="6" svg:d="M4000 11500l3900-4600" svg:viewBox="0 0 3901 4601">
          <text:p/>
        </draw:connector>
        <draw:connector draw:style-name="gr4" draw:text-style-name="P2" draw:layer="layout" draw:type="line" svg:x1="13.4cm" svg:y1="6.9cm" svg:x2="16cm" svg:y2="11.55cm" draw:start-shape="id2" draw:start-glue-point="10" draw:end-shape="id3" draw:end-glue-point="3" svg:d="M13400 6900l2600 4650" svg:viewBox="0 0 2601 4651">
          <text:p/>
        </draw:connector>
        <draw:custom-shape draw:style-name="gr5" draw:text-style-name="P1" xml:id="id4" draw:id="id4" draw:layer="layout" svg:width="5.5cm" svg:height="1.4cm" svg:x="8cm" svg:y="8.5cm">
          <text:p text:style-name="P1">Confirma consul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5.5cm" svg:height="1.7cm" svg:x="8cm" svg:y="10.6cm">
          <text:p text:style-name="P1">Envia cardáp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5.5cm" svg:height="2.2cm" svg:x="8.1cm" svg:y="12.9cm">
          <text:p text:style-name="P1">Cliente cadastra </text:p>
          <text:p text:style-name="P1">informaçõ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8cm" svg:y1="9.2cm" svg:x2="4cm" svg:y2="11.5cm" draw:start-shape="id4" draw:start-glue-point="6" draw:end-shape="id1" draw:end-glue-point="1" svg:d="M8000 9200l-4000 2300" svg:viewBox="0 0 4001 2301">
          <text:p/>
        </draw:connector>
        <draw:connector draw:style-name="gr4" draw:text-style-name="P2" draw:layer="layout" draw:type="line" svg:x1="16cm" svg:y1="11.55cm" svg:x2="13.5cm" svg:y2="9.2cm" draw:start-shape="id3" draw:start-glue-point="3" draw:end-shape="id4" draw:end-glue-point="10" svg:d="M16000 11550l-2500-2350" svg:viewBox="0 0 2501 2351">
          <text:p/>
        </draw:connector>
        <draw:connector draw:style-name="gr4" draw:text-style-name="P2" draw:layer="layout" draw:type="line" svg:x1="4cm" svg:y1="11.5cm" svg:x2="8.1cm" svg:y2="14cm" draw:start-shape="id1" draw:start-glue-point="1" draw:end-shape="id5" draw:end-glue-point="6" svg:d="M4000 11500l4100 2500" svg:viewBox="0 0 4101 2501">
          <text:p/>
        </draw:connector>
        <draw:connector draw:style-name="gr4" draw:text-style-name="P2" draw:layer="layout" draw:type="line" svg:x1="8cm" svg:y1="11.45cm" svg:x2="4cm" svg:y2="11.5cm" draw:start-shape="id6" draw:start-glue-point="6" draw:end-shape="id1" draw:end-glue-point="1" svg:d="M8000 11450l-4000 50" svg:viewBox="0 0 4001 51">
          <text:p/>
        </draw:connector>
        <draw:connector draw:style-name="gr4" draw:text-style-name="P2" draw:layer="layout" draw:type="line" svg:x1="16cm" svg:y1="11.55cm" svg:x2="13.5cm" svg:y2="11.45cm" draw:start-shape="id3" draw:start-glue-point="3" draw:end-shape="id6" draw:end-glue-point="10" svg:d="M16000 11550l-2500-100" svg:viewBox="0 0 2501 101">
          <text:p/>
        </draw:connector>
        <draw:connector draw:style-name="gr4" draw:text-style-name="P2" draw:layer="layout" draw:type="line" svg:x1="13.6cm" svg:y1="14cm" svg:x2="16cm" svg:y2="11.55cm" draw:start-shape="id5" draw:start-glue-point="10" draw:end-shape="id3" draw:end-glue-point="3" svg:d="M13600 14000l2400-2450" svg:viewBox="0 0 2401 24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7:07:52.854064188</meta:creation-date>
    <dc:date>2022-05-01T17:26:49.825770071</dc:date>
    <meta:editing-duration>PT8M26S</meta:editing-duration>
    <meta:editing-cycles>2</meta:editing-cycles>
    <meta:generator>LibreOffice/6.4.7.2$Linux_X86_64 LibreOffice_project/40$Build-2</meta:generator>
    <meta:document-statistic meta:object-count="14"/>
  </office:meta>
</office:document-meta>
</file>